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944794" style:font-name="Comic Sans MS" fo:font-size="14pt" style:font-size-asian="14pt" style:font-size-complex="14pt"/>
    </style:style>
    <style:style style:name="P2" style:family="paragraph" style:parent-style-name="Text_20_body">
      <style:text-properties fo:color="#944794" style:font-name="Comic Sans MS" fo:font-size="14pt" officeooo:paragraph-rsid="0003c355" style:font-size-asian="14pt" style:font-size-complex="14pt"/>
    </style:style>
    <style:style style:name="P3" style:family="paragraph" style:parent-style-name="Text_20_body" style:list-style-name="L1">
      <style:text-properties fo:color="#944794" style:font-name="Comic Sans MS" fo:font-size="14pt" officeooo:paragraph-rsid="0003c355" style:font-size-asian="14pt" style:font-size-complex="14pt"/>
    </style:style>
    <style:style style:name="P4" style:family="paragraph" style:parent-style-name="Text_20_body">
      <style:text-properties fo:color="#944794" style:font-name="Comic Sans MS" fo:font-size="14pt" officeooo:paragraph-rsid="000558dc" style:font-size-asian="14pt" style:font-size-complex="14pt"/>
    </style:style>
    <style:style style:name="P5" style:family="paragraph" style:parent-style-name="Text_20_body">
      <style:text-properties fo:color="#944794" style:font-name="Comic Sans MS"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Text_20_body">
      <style:text-properties fo:color="#944794" style:font-name="Comic Sans MS" fo:font-size="14pt" style:text-underline-style="solid" style:text-underline-width="auto" style:text-underline-color="font-color" fo:font-weight="bold" officeooo:paragraph-rsid="0003c355" style:font-size-asian="14pt" style:font-weight-asian="bold" style:font-size-complex="14pt" style:font-weight-complex="bold"/>
    </style:style>
    <style:style style:name="P7" style:family="paragraph" style:parent-style-name="Text_20_body">
      <style:text-properties fo:color="#944794" style:font-name="Comic Sans MS" fo:font-size="14pt" fo:font-weight="bold" officeooo:paragraph-rsid="0003c355" style:font-size-asian="14pt" style:font-weight-asian="bold" style:font-size-complex="14pt" style:font-weight-complex="bold"/>
    </style:style>
    <style:style style:name="P8" style:family="paragraph" style:parent-style-name="Text_20_body" style:list-style-name="L2">
      <style:text-properties officeooo:paragraph-rsid="0003c355"/>
    </style:style>
    <style:style style:name="P9" style:family="paragraph" style:parent-style-name="Text_20_body" style:list-style-name="L3">
      <style:text-properties officeooo:paragraph-rsid="0003c355"/>
    </style:style>
    <style:style style:name="P10" style:family="paragraph" style:parent-style-name="Text_20_body" style:list-style-name="L4">
      <style:text-properties officeooo:paragraph-rsid="0003c355"/>
    </style:style>
    <style:style style:name="P11" style:family="paragraph" style:parent-style-name="Text_20_body" style:list-style-name="L5">
      <style:text-properties officeooo:paragraph-rsid="000558dc"/>
    </style:style>
    <style:style style:name="P12" style:family="paragraph" style:parent-style-name="Text_20_body" style:list-style-name="L6">
      <style:text-properties officeooo:paragraph-rsid="000558dc"/>
    </style:style>
    <style:style style:name="P13" style:family="paragraph" style:parent-style-name="Text_20_body">
      <style:text-properties officeooo:paragraph-rsid="000558dc"/>
    </style:style>
    <style:style style:name="T1" style:family="text">
      <style:text-properties officeooo:rsid="0003c355"/>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color="#944794" style:font-name="Comic Sans MS" fo:font-size="14pt" style:font-size-asian="14pt" style:font-size-complex="14pt"/>
    </style:style>
    <style:style style:name="T6" style:family="text">
      <style:text-properties fo:color="#944794" style:font-name="Comic Sans MS" fo:font-size="14pt" officeooo:rsid="0003c355" style:font-size-asian="14pt" style:font-size-complex="14pt"/>
    </style:style>
    <style:style style:name="T7" style:family="text">
      <style:text-properties fo:color="#944794" style:font-name="Comic Sans MS" fo:font-size="14pt" officeooo:rsid="000558dc" style:font-size-asian="14pt" style:font-size-complex="14pt"/>
    </style:style>
    <style:style style:name="T8" style:family="text">
      <style:text-properties officeooo:rsid="0005bdc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Jack Davison NASCAR CUP Pool <text:span text:style-name="T1">R</text:span>ules</text:p>
      <text:p text:style-name="P1"/>
      <text:p text:style-name="P7"><text:span text:style-name="T2">Weekly Points Pool</text:span> </text:p>
      <text:p text:style-name="P2">Each player bets $5.00 on <text:span text:style-name="T8">each</text:span> official points race <text:span text:style-name="T8">after the Daytona 500</text:span>. </text:p>
      <text:p text:style-name="P2">The weekly payout:</text:p>
      <text:list xml:id="list1650766913" text:style-name="L1">
        <text:list-item>
          <text:p text:style-name="P3">10 Players: +$20/+$10/+$5, everyone else loses $5</text:p>
        </text:list-item>
        <text:list-item>
          <text:p text:style-name="P3">9 Players: +$15/+$10/+$5, everyone else loses $5</text:p>
        </text:list-item>
      </text:list>
      <text:p text:style-name="P2"/>
      <text:p text:style-name="P7"><text:span text:style-name="T2">Yearly Points Pool</text:span></text:p>
      <text:p text:style-name="P2">Each player bets $5.00. <text:s/>It is winner-takes-all for the player who accumulates the most “Car Owner” points for the entire season. <text:s/>It is split evenly if there is a tie. </text:p>
      <text:p text:style-name="P2"><text:span text:style-name="T3"/></text:p>
      <text:p text:style-name="P2"><text:span text:style-name="T3">Championship Pool</text:span> </text:p>
      <text:p text:style-name="P2">Each player bets $5.00. <text:s/>Each player selects the driver (name) they bet will take the SERIES CUP <text:span text:style-name="T4">“Drivers”</text:span> Points Championship at the end of the year. <text:s/>You may select any driver you wish. Multiple players may select the same driver. It is winner-takes-all for the player who picks the correct driver. <text:s/>It is split evenly if there are multiple players with the correct driver. <text:s/>If no one selects the winning driver there is no payout. This selection must be done prior to Race #2 (the race after the Daytona 500).</text:p>
      <text:p text:style-name="P2"><text:span text:style-name="T3"/></text:p>
      <text:p text:style-name="P2"><text:span text:style-name="T3">The Daytona 500</text:span><text:span text:style-name="T2"> </text:span></text:p>
      <text:p text:style-name="P2">This race, starting the year, is a bit more complex then the rest of the year. <text:s/>The results of the Daytona 500 race will determine the order of <text:soft-page-break/>picks for the next race. Race #2 will be the first race in which monies and points will be awarded. Your picks in the 500 will be based on the qualifying positions of the blind draw number. The blind draw slot will be determined by where you finished in the points race in the previous year. <text:s/>Last place will have the 1st and last qualifier. <text:s/>Second to last will have the 2nd qualifier and the next to last, and so on. <text:s/>New players are assigned before existing </text:p>
      <text:p text:style-name="P1">players. <text:s/>The pool coordinator will send out the assignments after qualifying and prior to the race.</text:p>
      <text:p text:style-name="P1"><text:s/></text:p>
      <text:p text:style-name="P6">The Weekly Picks: </text:p>
      <text:p text:style-name="P2">Each player selects 4 car numbers (not driver names) per week using the “1-2-1” Rule using the unofficial Series “Car Owner” Points released after the preceding race:</text:p>
      <text:list xml:id="list2185930820" text:style-name="L2">
        <text:list-item>
          <text:p text:style-name="P8"><text:span text:style-name="T5">Each player is required to choose 1 car in the 1st-8th range</text:span></text:p>
          <text:list>
            <text:list-item>
              <text:p text:style-name="P8"><text:span text:style-name="T5">annotate the pick with a single asterisk: *</text:span></text:p>
            </text:list-item>
          </text:list>
        </text:list-item>
        <text:list-item>
          <text:p text:style-name="P8"><text:span text:style-name="T5">Each player is required to choose 2 cars in the 9th-25th range</text:span></text:p>
          <text:list>
            <text:list-item>
              <text:p text:style-name="P8"><text:span text:style-name="T5">annotate the pick with a double asterisk: **</text:span></text:p>
            </text:list-item>
          </text:list>
        </text:list-item>
        <text:list-item>
          <text:p text:style-name="P8"><text:span text:style-name="T5">Each player is required to choose 1 car in the 26th or higher range</text:span></text:p>
          <text:list>
            <text:list-item>
              <text:p text:style-name="P8"><text:span text:style-name="T5">annotate the pick with a double asterisk: *** • </text:span></text:p>
            </text:list-item>
          </text:list>
        </text:list-item>
        <text:list-item>
          <text:p text:style-name="P8"><text:span text:style-name="T5">Only two players may hold or choose the same car number for any individual race.</text:span></text:p>
          <text:list>
            <text:list-item>
              <text:p text:style-name="P8"><text:span text:style-name="T5">Cars taken twice should be put in parentheses: </text:span></text:p>
            </text:list-item>
          </text:list>
        </text:list-item>
      </text:list>
      <text:p text:style-name="P1"/>
      <text:p text:style-name="P2">An example of weekly picks in the e-mail where the 48 has now been taken twice:</text:p>
      <text:p text:style-name="P2"><text:soft-page-break/><text:tab/>Jay takes………….(48*), 21**, 77**, 10***</text:p>
      <text:p text:style-name="P2"/>
      <text:p text:style-name="P2">Guidelines:</text:p>
      <text:list xml:id="list3670109953" text:style-name="L3">
        <text:list-item>
          <text:p text:style-name="P9"><text:span text:style-name="T6">A</text:span><text:span text:style-name="T5">ll selections must be done prior to qualifying for the race that week.</text:span></text:p>
        </text:list-item>
        <text:list-item>
          <text:p text:style-name="P9"><text:span text:style-name="T5">In the event of a tie in points for a weekly race the player lowest in YTD standings will be placed in the preferred position with higher paying positions being most preferred followed by earlier pick positions for the next week.</text:span></text:p>
        </text:list-item>
        <text:list-item>
          <text:p text:style-name="P9"><text:span text:style-name="T5">Each player will “hold” their single highest points getter from the prior week’s race. If a player has two cars that tie for their high points getter in a race the car that finished highest will be their hold.</text:span></text:p>
        </text:list-item>
        <text:list-item>
          <text:p text:style-name="P9"><text:span text:style-name="T5"/></text:p>
        </text:list-item>
      </text:list>
      <text:p text:style-name="P2">Picking Order:</text:p>
      <text:p text:style-name="P2">For all races other than the Daytona 500….</text:p>
      <text:list xml:id="list2500811614" text:style-name="L4">
        <text:list-item>
          <text:p text:style-name="P10"><text:span text:style-name="T5">First pick goes to the 4th place finisher • Reverse ordering for the remaining players:</text:span></text:p>
          <text:list>
            <text:list-item>
              <text:p text:style-name="P10"><text:span text:style-name="T5">Second pick to last place finisher</text:span></text:p>
            </text:list-item>
            <text:list-item>
              <text:p text:style-name="P10"><text:span text:style-name="T5">Last pick to first place finisher</text:span></text:p>
            </text:list-item>
            <text:list-item>
              <text:p text:style-name="P10"><text:span text:style-name="T5">See tie breaking guideline above</text:span></text:p>
            </text:list-item>
          </text:list>
        </text:list-item>
      </text:list>
      <text:p text:style-name="P1"><text:s/></text:p>
      <text:p text:style-name="P1">When it is your turn to pick you have the option to release your “hold” car or keep it. If you release your “hold” you then select four cars not held by the players picking after you. <text:s/>If you keep your “hold” you then pick three additional cars not held by the players picking after you. Keeping in mind at all times the “1-2-1” rule. <text:s/></text:p>
      <text:p text:style-name="P1"><text:soft-page-break/><text:s/></text:p>
      <text:p text:style-name="P1">If you do not have your picks in promptly (as determined by the moderator) <text:s/>your picks will be made for you. <text:s/>You will have your “hold” car number plus the top three available cars based on owners points and the 1-2-1 rule.</text:p>
      <text:p text:style-name="P1"><text:s/></text:p>
      <text:p text:style-name="P4">Points:</text:p>
      <text:list xml:id="list651365980" text:style-name="L5">
        <text:list-item>
          <text:p text:style-name="P11"><text:span text:style-name="T5">Each player receives the total points for the four chosen cars based on the unofficial results posted after the race.</text:span></text:p>
        </text:list-item>
        <text:list-item>
          <text:p text:style-name="P11"><text:span text:style-name="T5">If qualifying is held and a car you pick fails to qualify that week you get 1 bonus point. </text:span></text:p>
        </text:list-item>
        <text:list-item>
          <text:p text:style-name="P11"><text:span text:style-name="T5">If qualifying is held and a car you pick qualifies on the front row (1st or 2nd) you get 1 bonus point.</text:span></text:p>
        </text:list-item>
      </text:list>
      <text:p text:style-name="P1"/>
      <text:p text:style-name="P4">Odds and Ends</text:p>
      <text:list xml:id="list901986808" text:style-name="L6">
        <text:list-item>
          <text:p text:style-name="P12"><text:span text:style-name="T5">No monies change hands until the end of the season.</text:span></text:p>
        </text:list-item>
        <text:list-item>
          <text:p text:style-name="P12"><text:span text:style-name="T5">All picks will be done via email and sent to all players.</text:span></text:p>
        </text:list-item>
        <text:list-item>
          <text:p text:style-name="P12"><text:span text:style-name="T5">Points will be awarded as soon as possible after the race has completed using <text:s/>JAYSKI.COM </text:span><text:span text:style-name="T7">(this may change for 2019 as JAYSKI.COM may no longer be available) </text:span><text:span text:style-name="T5">and the unofficial race results. <text:s/>The associated owners points will be used for the following week’s picks. <text:s/>Result or owners point changes applied by NASCAR after the weekly results are sent out will not change the weekly results.</text:span></text:p>
          <text:p text:style-name="P12"><text:span text:style-name="T5"/></text:p>
        </text:list-item>
      </text:list>
      <text:p text:style-name="P13"><text:span text:style-name="T5">As always, good luck to a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y Shaughnessy</meta:initial-creator>
    <meta:creation-date>2019-02-10T15:32:52.686000000</meta:creation-date>
    <dc:date>2019-02-10T18:15:57.325000000</dc:date>
    <dc:creator>Jay Shaughnessy</dc:creator>
    <meta:editing-duration>PT2H30M34S</meta:editing-duration>
    <meta:editing-cycles>2</meta:editing-cycles>
    <meta:generator>LibreOffice/6.0.7.3$Windows_X86_64 LibreOffice_project/dc89aa7a9eabfd848af146d5086077aeed2ae4a5</meta:generator>
    <meta:document-statistic meta:table-count="0" meta:image-count="0" meta:object-count="0" meta:page-count="4" meta:paragraph-count="52" meta:word-count="861" meta:character-count="4640" meta:non-whitespace-character-count="3816"/>
  </office:meta>
</office:document-meta>
</file>